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capitulatif_5f_Paiement" style:display-name="listeRecapitulatif_Paiement" style:family="table">
      <style:table-properties style:width="16.983cm" table:align="left" fo:background-color="transparent" fo:keep-with-next="auto">
        <style:background-image/>
      </style:table-properties>
    </style:style>
    <style:style style:name="listeRecapitulatif_5f_Paiement.A" style:display-name="listeRecapitulatif_Paiement.A" style:family="table-column">
      <style:table-column-properties style:column-width="2.999cm"/>
    </style:style>
    <style:style style:name="listeRecapitulatif_5f_Paiement.B" style:display-name="listeRecapitulatif_Paiement.B" style:family="table-column">
      <style:table-column-properties style:column-width="7.987cm"/>
    </style:style>
    <style:style style:name="listeRecapitulatif_5f_Paiement.C" style:display-name="listeRecapitulatif_Paiement.C" style:family="table-column">
      <style:table-column-properties style:column-width="1.998cm"/>
    </style:style>
    <style:style style:name="listeRecapitulatif_5f_Paiement.E" style:display-name="listeRecapitulatif_Paiement.E" style:family="table-column">
      <style:table-column-properties style:column-width="2cm"/>
    </style:style>
    <style:style style:name="listeRecapitulatif_5f_Paiement.1" style:display-name="listeRecapitulatif_Paiement.1" style:family="table-row">
      <style:table-row-properties style:min-row-height="0.499cm" fo:background-color="#e6e6e6" style:keep-together="false" fo:keep-together="always">
        <style:background-image/>
      </style:table-row-properties>
    </style:style>
    <style:style style:name="listeRecapitulatif_5f_Paiement.A1" style:display-name="listeRecapitulatif_Paiement.A1" style:family="table-cell">
      <style:table-cell-properties fo:background-color="transparent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listeRecapitulatif_5f_Paiement.E1" style:display-name="listeRecapitulatif_Paiement.E1" style:family="table-cell">
      <style:table-cell-properties fo:background-color="transparent" fo:padding="0.097cm" fo:border-left="0.002cm solid #000000" fo:border-right="0.002cm solid #000000" fo:border-top="0.035cm solid #000000" fo:border-bottom="0.002cm solid #000000">
        <style:background-image/>
      </style:table-cell-properties>
    </style:style>
    <style:style style:name="listeRecapitulatif_5f_Paiement.2" style:display-name="listeRecapitulatif_Paiement.2" style:family="table-row">
      <style:table-row-properties style:keep-together="false" fo:keep-together="always"/>
    </style:style>
    <style:style style:name="listeRecapitulatif_5f_Paiement.A2" style:display-name="listeRecapitulatif_Paiement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Recapitulatif_5f_Paiement.B2" style:display-name="listeRecapitulatif_Paiement.B2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listeRecapitulatif_5f_Paiement.E2" style:display-name="listeRecapitulatif_Paiement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eRecapitulatif_5f_Paiement.3" style:display-name="listeRecapitulatif_Paiement.3" style:family="table-row">
      <style:table-row-properties fo:background-color="transparent" style:keep-together="false" fo:keep-together="always">
        <style:background-image/>
      </style:table-row-properties>
    </style:style>
    <style:style style:name="listeRecapitulatif_5f_Paiement.B3" style:display-name="listeRecapitulatif_Paiement.B3" style:family="table-cell">
      <style:table-cell-properties fo:background-color="transparent" fo:padding="0.097cm" fo:border-left="none" fo:border-right="none" fo:border-top="0.035cm solid #000000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contenu_20_tableau_20_1e_20_ligne">
      <style:text-properties style:text-underline-style="none"/>
    </style:style>
    <style:style style:name="P6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7" style:family="paragraph" style:parent-style-name="contenu_20_tableau_20_1e_20_ligne">
      <style:paragraph-properties fo:text-align="end" style:justify-single-word="false"/>
      <style:text-properties style:text-underline-style="none"/>
    </style:style>
    <style:style style:name="P8" style:family="paragraph" style:parent-style-name="Text_20_body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listeRecapitulatif_Paiement" table:style-name="listeRecapitulatif_5f_Paiement">
        <table:table-column table:style-name="listeRecapitulatif_5f_Paiement.A"/>
        <table:table-column table:style-name="listeRecapitulatif_5f_Paiement.B"/>
        <table:table-column table:style-name="listeRecapitulatif_5f_Paiement.C" table:number-columns-repeated="2"/>
        <table:table-column table:style-name="listeRecapitulatif_5f_Paiement.E"/>
        <table:table-header-rows>
          <table:table-row table:style-name="listeRecapitulatif_5f_Paiement.1">
            <table:table-cell table:style-name="listeRecapitulatif_5f_Paiement.A1" table:number-columns-spanned="2" office:value-type="string">
              <text:p text:style-name="P6">%{HEADER_ROWS:1}%%=entete_rubrique_comptable=%</text:p>
            </table:table-cell>
            <table:covered-table-cell/>
            <table:table-cell table:style-name="listeRecapitulatif_5f_Paiement.A1" office:value-type="string">
              <text:p text:style-name="P5">%=entete_debit=%</text:p>
            </table:table-cell>
            <table:table-cell table:style-name="listeRecapitulatif_5f_Paiement.A1" office:value-type="string">
              <text:p text:style-name="P5">%=entete_credit=%</text:p>
            </table:table-cell>
            <table:table-cell table:style-name="listeRecapitulatif_5f_Paiement.E1" office:value-type="string">
              <text:p text:style-name="P5">%=solde_entete=%</text:p>
            </table:table-cell>
          </table:table-row>
        </table:table-header-rows>
        <table:table-row table:style-name="listeRecapitulatif_5f_Paiement.2">
          <table:table-cell table:style-name="listeRecapitulatif_5f_Paiement.A2" office:value-type="string">
            <text:p text:style-name="P1">%{colonnesPaiements}%%=col_no_comptabilite=%</text:p>
          </table:table-cell>
          <table:table-cell table:style-name="listeRecapitulatif_5f_Paiement.B2" office:value-type="string">
            <text:p text:style-name="P1">%=col_presta_alloc_familliale=%</text:p>
          </table:table-cell>
          <table:table-cell table:style-name="listeRecapitulatif_5f_Paiement.A2" office:value-type="string">
            <text:p text:style-name="P2">%=col_debit=%</text:p>
          </table:table-cell>
          <table:table-cell table:style-name="listeRecapitulatif_5f_Paiement.A2" office:value-type="string">
            <text:p text:style-name="P2">%=col_credit=%</text:p>
          </table:table-cell>
          <table:table-cell table:style-name="listeRecapitulatif_5f_Paiement.E2" office:value-type="string">
            <text:p text:style-name="P2">%=col_solde=%</text:p>
          </table:table-cell>
        </table:table-row>
        <table:table-row table:style-name="listeRecapitulatif_5f_Paiement.3">
          <table:table-cell table:style-name="listeRecapitulatif_5f_Paiement.A1" office:value-type="string">
            <text:p text:style-name="P4">%{colonneTotal}%%=col_total_label=%</text:p>
          </table:table-cell>
          <table:table-cell table:style-name="listeRecapitulatif_5f_Paiement.B3" office:value-type="string">
            <text:p text:style-name="P2"/>
          </table:table-cell>
          <table:table-cell table:style-name="listeRecapitulatif_5f_Paiement.A1" office:value-type="string">
            <text:p text:style-name="P7">%=col_tot_debit=%</text:p>
          </table:table-cell>
          <table:table-cell table:style-name="listeRecapitulatif_5f_Paiement.A1" office:value-type="string">
            <text:p text:style-name="P7">%=col_tot_credit=%</text:p>
          </table:table-cell>
          <table:table-cell table:style-name="listeRecapitulatif_5f_Paiement.E1" office:value-type="string">
            <text:p text:style-name="P3">%=col_tot_solde=%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4:05:05</meta:creation-date>
    <dc:date>2010-11-17T14:16:27</dc:date>
    <meta:editing-cycles>98</meta:editing-cycles>
    <meta:editing-duration>PT9H4M2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" meta:word-count="39" meta:character-count="297"/>
  </office:meta>
</office:document-meta>
</file>